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6f23b" officeooo:paragraph-rsid="0016f23b" style:font-size-asian="19.25pt" style:font-size-complex="22pt"/>
    </style:style>
    <style:style style:name="P2" style:family="paragraph" style:parent-style-name="Standard">
      <style:text-properties fo:font-size="22pt" officeooo:rsid="00188144" officeooo:paragraph-rsid="00188144" style:font-size-asian="19.25pt" style:font-size-complex="22pt"/>
    </style:style>
    <style:style style:name="T1" style:family="text">
      <style:text-properties officeooo:rsid="00188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the Kotlin file is used to contain the logic for the <text:span text:style-name="T1">activity</text:span>. In it we can:</text:p>
      <text:p text:style-name="P1">=&gt; Choose which UI file to use via setContentView()</text:p>
      <text:p text:style-name="P1"><text:span text:style-name="T1">+ Doing this will bind the the Activity to the xml file. This is called “Layout binding”</text:span></text:p>
      <text:p text:style-name="P2">=&gt; Get references to view objects.</text:p>
      <text:p text:style-name="P2">+ We can get programmatic references to the view objects and manipulate them, change their properties or associating them with an event. This is called <text:s/>“view binding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1:50.263791774</meta:creation-date>
    <meta:generator>LibreOffice/6.2.7.1$Linux_X86_64 LibreOffice_project/20$Build-1</meta:generator>
    <dc:date>2019-10-04T14:56:43.720206749</dc:date>
    <meta:editing-duration>PT4M16S</meta:editing-duration>
    <meta:editing-cycles>1</meta:editing-cycles>
    <meta:document-statistic meta:table-count="0" meta:image-count="0" meta:object-count="0" meta:page-count="1" meta:paragraph-count="5" meta:word-count="77" meta:character-count="429" meta:non-whitespace-character-count="356"/>
  </office:meta>
</office:document-meta>
</file>